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fo:font-weight="bold" style:font-weight-asian="bold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Heading_20_4">
      <style:paragraph-properties fo:margin-top="0.1665in" fo:margin-bottom="0.028in" loext:contextual-spacing="false" fo:line-height="100%" fo:text-align="justify" style:justify-single-word="false" fo:keep-together="auto" fo:keep-with-next="auto"/>
    </style:style>
    <style:style style:name="P14" style:family="paragraph" style:parent-style-name="Heading_20_3" style:master-page-name="Standard">
      <style:paragraph-properties fo:margin-top="0.1945in" fo:margin-bottom="0.0555in" loext:contextual-spacing="false" fo:line-height="100%" fo:text-align="justify" style:justify-single-word="false" fo:keep-together="auto" style:page-number="1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11pt" fo:font-weight="bold" style:font-size-asian="11pt" style:font-weight-asian="bold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1vb7re9ydbro"/><text:span text:style-name="T1">[Tu Nombre Completo]</text:span></text:p>
      <text:p text:style-name="P2"><text:span text:style-name="T2">📍 Dirección: [Tu dirección completa] | 📞 Teléfono: [Tu número de contacto] | ✉️ Email: [Tu email] | 🌐 LinkedIn: [Tu perfil de LinkedIn]</text:span></text:p>
      <text:p text:style-name="P2"><draw:rect text:anchor-type="as-char" style:rel-width="100%" draw:z-index="0" draw:style-name="gr1" draw:text-style-name="P15" svg:width="0.0012in" svg:height="0.0213in"><text:p/></draw:rect></text:p>
      <text:p text:style-name="P13"><text:bookmark text:name="_xt0scrk0lcd4"/><text:span text:style-name="T1">PERFIL PROFESIONAL</text:span></text:p>
      <text:p text:style-name="P2"><text:span text:style-name="T2">Breve descripción (3-4 líneas) sobre tu experiencia, habilidades principales y objetivos profesionales. Ejemplo:<text:line-break/>Profesional en [tu área de especialización] con experiencia en [sector o rol]. Destacado/a por [habilidad principal] y con interés en [objetivo profesional].</text:span></text:p>
      <text:p text:style-name="P2"><draw:rect text:anchor-type="as-char" style:rel-width="100%" draw:z-index="1" draw:style-name="gr1" draw:text-style-name="P15" svg:width="0.0012in" svg:height="0.0213in"><text:p/></draw:rect></text:p>
      <text:p text:style-name="P13"><text:bookmark text:name="_n25qj8aapkcu"/><text:span text:style-name="T1">EXPERIENCIA LABORAL</text:span></text:p>
      <text:p text:style-name="P2"><text:span text:style-name="T2">[Puesto o rol desempeñado]<text:line-break/></text:span><text:span text:style-name="T3">Empresa / Organización | Ciudad | [Fechas: Mes/Año – Mes/Año]</text:span></text:p>
      <text:list xml:id="list3423365534" text:style-name="WWNum2">
        <text:list-item>
          <text:p text:style-name="P4"><text:span text:style-name="T2">Descripción breve de responsabilidades.</text:span></text:p>
        </text:list-item>
        <text:list-item>
          <text:p text:style-name="P8"><text:span text:style-name="T2">Logros o contribuciones clave (opcional).</text:span></text:p>
        </text:list-item>
      </text:list>
      <text:p text:style-name="P2"><text:span text:style-name="T2">[Puesto o rol desempeñado]<text:line-break/></text:span><text:span text:style-name="T3">Empresa / Organización | Ciudad | [Fechas]</text:span></text:p>
      <text:list xml:id="list3246760399" text:style-name="WWNum1">
        <text:list-item>
          <text:p text:style-name="P5"><text:span text:style-name="T2">[Responsabilidad o tarea destacada].</text:span></text:p>
        </text:list-item>
        <text:list-item>
          <text:p text:style-name="P9"><text:span text:style-name="T2">[Logro importante].</text:span></text:p>
        </text:list-item>
      </text:list>
      <text:p text:style-name="P2"><draw:rect text:anchor-type="as-char" style:rel-width="100%" draw:z-index="2" draw:style-name="gr1" draw:text-style-name="P15" svg:width="0.0012in" svg:height="0.0213in"><text:p/></draw:rect></text:p>
      <text:p text:style-name="P13"><text:bookmark text:name="_shtp244c47g"/><text:span text:style-name="T1">FORMACIÓN ACADÉMICA</text:span></text:p>
      <text:p text:style-name="P2"><text:span text:style-name="T2">[Título obtenido]<text:line-break/></text:span><text:span text:style-name="T3">Centro Educativo | Ciudad | [Año de finalización]</text:span></text:p>
      <text:p text:style-name="P2"><text:span text:style-name="T2">[Curso adicional o certificación relevante]<text:line-break/></text:span><text:span text:style-name="T3">Institución | [Año]</text:span></text:p>
      <text:p text:style-name="P2"><draw:rect text:anchor-type="as-char" style:rel-width="100%" draw:z-index="3" draw:style-name="gr1" draw:text-style-name="P15" svg:width="0.0012in" svg:height="0.0213in"><text:p/></draw:rect></text:p>
      <text:p text:style-name="P13"><text:bookmark text:name="_aytbjislt2al"/><text:span text:style-name="T1">HABILIDADES</text:span></text:p>
      <text:list xml:id="list4251178920" text:style-name="WWNum4">
        <text:list-item>
          <text:p text:style-name="P6"><text:span text:style-name="T2">[Habilidad técnica o blanda relevante, por ejemplo: Gestión de proyectos, Análisis de datos].</text:span></text:p>
        </text:list-item>
        <text:list-item>
          <text:p text:style-name="P12"><text:span text:style-name="T2">[Conocimientos técnicos: herramientas, software, lenguajes de programación].</text:span></text:p>
        </text:list-item>
        <text:list-item>
          <text:p text:style-name="P10"><text:span text:style-name="T2">[Idiomas: nivel escrito y hablado].</text:span></text:p>
        </text:list-item>
      </text:list>
      <text:p text:style-name="P2"><draw:rect text:anchor-type="as-char" style:rel-width="100%" draw:z-index="4" draw:style-name="gr1" draw:text-style-name="P15" svg:width="0.0012in" svg:height="0.0213in"><text:p/></draw:rect></text:p>
      <text:p text:style-name="P13"><text:bookmark text:name="_85xj8fi11z4k"/><text:span text:style-name="T1">INFORMACIÓN ADICIONAL</text:span></text:p>
      <text:list xml:id="list2133193791" text:style-name="WWNum3">
        <text:list-item>
          <text:p text:style-name="P7"><text:span text:style-name="T2">Proyectos personales o profesionales destacados.</text:span></text:p>
        </text:list-item>
        <text:list-item>
          <text:p text:style-name="P11"><text:soft-page-break/><text:span text:style-name="T2">Voluntariado o actividades extracurriculares relevantes.</text:span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172" meta:character-count="1251" meta:non-whitespace-character-count="1108"/>
    <meta:generator>LibreOfficeDev/6.0.5.2$Linux_X86_64 LibreOffice_project/</meta:generator>
  </office:meta>
</office:document-meta>
</file>